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16.svm" manifest:media-type=""/>
  <manifest:file-entry manifest:full-path="Pictures/TablePreview4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ff3333" draw:marker-start-width="0.252cm" draw:marker-end="Line_20_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81cm" svg:stroke-color="#ff3333" draw:marker-start-width="0.321cm" draw:marker-end="Dimension_20_Lines" draw:marker-end-width="0.321cm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35cm" svg:stroke-color="#ff3333" draw:marker-start-width="0.252cm" draw:marker-end="Line_20_Arrow" draw:marker-end-width="0.252cm" draw:textarea-vertical-align="middle" fo:padding-top="0.142cm" fo:padding-bottom="0.142cm" fo:padding-left="0.267cm" fo:padding-right="0.267cm"/>
    </style:style>
    <style:style style:name="co1" style:family="table-column">
      <style:table-column-properties style:column-width="2.386cm" style:use-optimal-column-width="false"/>
    </style:style>
    <style:style style:name="co2" style:family="table-column">
      <style:table-column-properties style:column-width="1.054cm" style:use-optimal-column-width="false"/>
    </style:style>
    <style:style style:name="co3" style:family="table-column">
      <style:table-column-properties style:column-width="2.387cm" style:use-optimal-column-width="false"/>
    </style:style>
    <style:style style:name="co4" style:family="table-column">
      <style:table-column-properties style:column-width="1.05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ce1" style:family="table-cell">
      <loext:graphic-properties draw:fill="none" draw:textarea-vertical-align="middle"/>
      <style:paragraph-properties fo:text-align="center" fo:border="0.03pt solid #000000"/>
      <style:text-properties style:use-window-font-color="true" fo:background-color="transparent"/>
    </style:style>
    <style:style style:name="ce2" style:family="table-cell">
      <loext:graphic-properties draw:fill="none" draw:textarea-vertical-align="middle"/>
      <style:paragraph-properties fo:text-align="center" fo:border="0.03pt solid #000000"/>
      <style:text-properties style:use-window-font-color="true" fo:background-color="#000000"/>
    </style:style>
    <style:style style:name="P1" style:family="paragraph">
      <style:paragraph-properties fo:text-align="center"/>
      <style:text-properties fo:background-color="transparent"/>
    </style:style>
    <style:style style:name="P2" style:family="paragraph">
      <loext:graphic-properties draw:fill="none"/>
      <style:paragraph-properties fo:text-align="center"/>
      <style:text-properties fo:background-color="transparen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background-color="transparent" style:font-size-asian="12pt" style:font-size-complex="12pt"/>
    </style:style>
    <style:style style:name="T1" style:family="text">
      <style:text-properties style:use-window-font-color="true" fo:background-color="transparent"/>
    </style:style>
    <style:style style:name="T2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standard" xml:id="id1" draw:id="id1" draw:layer="layout" svg:width="3.439cm" svg:height="1.998cm" svg:x="21.455cm" svg:y="2.808cm">
          <table:table table:template-name="default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4</text:span>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441cm" svg:height="2cm" svg:x="15.738cm" svg:y="2.807cm">
          <table:table table:template-name="default">
            <table:table-column table:style-name="co3"/>
            <table:table-column table:style-name="co4"/>
            <table:table-row table:style-name="ro2">
              <table:table-cell table:style-name="ce1">
                <text:p text:style-name="P1"><text:span text:style-name="T1">3</text:span></text:p>
              </table:table-cell>
              <table:table-cell table:style-name="ce2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441cm" svg:height="2cm" svg:x="4.298cm" svg:y="2.807cm">
          <table:table table:template-name="default">
            <table:table-column table:style-name="co3"/>
            <table:table-column table:style-name="co4"/>
            <table:table-row table:style-name="ro2">
              <table:table-cell table:style-name="ce1">
                <text:p text:style-name="P1"><text:span text:style-name="T1">1</text:span></text:p>
              </table:table-cell>
              <table:table-cell table:style-name="ce2"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441cm" svg:height="2cm" svg:x="10.018cm" svg:y="2.807cm">
          <table:table table:template-name="default">
            <table:table-column table:style-name="co3"/>
            <table:table-column table:style-name="co4"/>
            <table:table-row table:style-name="ro2">
              <table:table-cell table:style-name="ce1">
                <text:p text:style-name="P1"><text:span text:style-name="T1">2</text:span></text:p>
              </table:table-cell>
              <table:table-cell table:style-name="ce2"/>
            </table:table-row>
          </table:table>
          <draw:image xlink:href="Pictures/TablePreview4.svm" xlink:type="simple" xlink:show="embed" xlink:actuate="onLoad"/>
        </draw:frame>
        <draw:line draw:style-name="gr1" draw:text-style-name="P2" draw:layer="layout" svg:x1="7.278cm" svg:y1="3.807cm" svg:x2="10.078cm" svg:y2="3.807cm">
          <text:p/>
        </draw:line>
        <draw:line draw:style-name="gr1" draw:text-style-name="P2" draw:layer="layout" svg:x1="12.978cm" svg:y1="3.807cm" svg:x2="15.778cm" svg:y2="3.807cm">
          <text:p/>
        </draw:line>
        <draw:line draw:style-name="gr1" draw:text-style-name="P2" draw:layer="layout" svg:x1="18.578cm" svg:y1="3.807cm" svg:x2="21.378cm" svg:y2="3.807cm">
          <text:p/>
        </draw:line>
        <draw:connector draw:style-name="gr2" draw:text-style-name="P3" draw:layer="layout" svg:x1="24.894cm" svg:y1="3.807cm" svg:x2="26.394cm" svg:y2="6.3cm" draw:start-shape="id1" svg:d="M24894 3807h1001v2493h499" svg:viewBox="0 0 1501 2494">
          <text:p/>
        </draw:connector>
        <draw:frame draw:style-name="standard" xml:id="id2" draw:id="id2" draw:layer="layout" svg:width="3.439cm" svg:height="1.998cm" svg:x="21.279cm" svg:y="8.215cm">
          <table:table table:template-name="default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4</text:span></text:p>
              </table:table-cell>
              <table:table-cell table:style-name="ce2"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441cm" svg:height="2cm" svg:x="15.562cm" svg:y="8.214cm">
          <table:table table:template-name="default">
            <table:table-column table:style-name="co3"/>
            <table:table-column table:style-name="co4"/>
            <table:table-row table:style-name="ro2">
              <table:table-cell table:style-name="ce1">
                <text:p text:style-name="P1"><text:span text:style-name="T2">3</text:span></text:p>
              </table:table-cell>
              <table:table-cell table:style-name="ce2"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441cm" svg:height="2cm" svg:x="4.122cm" svg:y="8.214cm">
          <table:table table:template-name="default">
            <table:table-column table:style-name="co3"/>
            <table:table-column table:style-name="co4"/>
            <table:table-row table:style-name="ro2">
              <table:table-cell table:style-name="ce1">
                <text:p text:style-name="P1"><text:span text:style-name="T1">2</text:span></text:p>
              </table:table-cell>
              <table:table-cell table:style-name="ce2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3.441cm" svg:height="2cm" svg:x="9.842cm" svg:y="8.214cm">
          <table:table table:template-name="default">
            <table:table-column table:style-name="co3"/>
            <table:table-column table:style-name="co4"/>
            <table:table-row table:style-name="ro2">
              <table:table-cell table:style-name="ce1">
                <text:p text:style-name="P1"><text:span text:style-name="T1">2</text:span></text:p>
              </table:table-cell>
              <table:table-cell table:style-name="ce2"/>
            </table:table-row>
          </table:table>
          <draw:image xlink:href="Pictures/TablePreview8.svm" xlink:type="simple" xlink:show="embed" xlink:actuate="onLoad"/>
        </draw:frame>
        <draw:line draw:style-name="gr1" draw:text-style-name="P2" draw:layer="layout" svg:x1="7.102cm" svg:y1="9.214cm" svg:x2="9.902cm" svg:y2="9.214cm">
          <text:p/>
        </draw:line>
        <draw:line draw:style-name="gr1" draw:text-style-name="P2" draw:layer="layout" svg:x1="12.802cm" svg:y1="9.214cm" svg:x2="15.602cm" svg:y2="9.214cm">
          <text:p/>
        </draw:line>
        <draw:line draw:style-name="gr1" draw:text-style-name="P2" draw:layer="layout" svg:x1="18.402cm" svg:y1="9.214cm" svg:x2="21.202cm" svg:y2="9.214cm">
          <text:p/>
        </draw:line>
        <draw:connector draw:style-name="gr3" draw:text-style-name="P4" draw:layer="layout" draw:line-skew="1.539cm" svg:x1="9.8cm" svg:y1="6.7cm" svg:x2="12.878cm" svg:y2="8.182cm" svg:d="M9800 6700h3078v1482" svg:viewBox="0 0 3079 1483">
          <text:p text:style-name="P3"><text:span text:style-name="T2">Lista</text:span></text:p>
          <text:p text:style-name="P3"><text:span text:style-name="T2">Exc</text:span></text:p>
        </draw:connector>
        <draw:connector draw:style-name="gr2" draw:text-style-name="P3" draw:layer="layout" svg:x1="24.718cm" svg:y1="9.214cm" svg:x2="26.2cm" svg:y2="11.707cm" draw:start-shape="id2" svg:d="M24718 9214h992v2493h490" svg:viewBox="0 0 1483 2494">
          <text:p/>
        </draw:connector>
        <draw:frame draw:style-name="standard" xml:id="id3" draw:id="id3" draw:layer="layout" svg:width="3.439cm" svg:height="1.998cm" svg:x="21.279cm" svg:y="12.608cm">
          <table:table table:template-name="default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4</text:span></text:p>
              </table:table-cell>
              <table:table-cell table:style-name="ce2"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3.441cm" svg:height="2cm" svg:x="15.562cm" svg:y="12.607cm">
          <table:table table:template-name="default">
            <table:table-column table:style-name="co3"/>
            <table:table-column table:style-name="co4"/>
            <table:table-row table:style-name="ro2">
              <table:table-cell table:style-name="ce1">
                <text:p text:style-name="P1"><text:span text:style-name="T1">3</text:span></text:p>
              </table:table-cell>
              <table:table-cell table:style-name="ce2"/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441cm" svg:height="2cm" svg:x="4.122cm" svg:y="12.607cm">
          <table:table table:template-name="default">
            <table:table-column table:style-name="co3"/>
            <table:table-column table:style-name="co4"/>
            <table:table-row table:style-name="ro2">
              <table:table-cell table:style-name="ce1">
                <text:p text:style-name="P1"><text:span text:style-name="T1">1</text:span></text:p>
              </table:table-cell>
              <table:table-cell table:style-name="ce2"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441cm" svg:height="2cm" svg:x="9.842cm" svg:y="12.607cm">
          <table:table table:template-name="default">
            <table:table-column table:style-name="co3"/>
            <table:table-column table:style-name="co4"/>
            <table:table-row table:style-name="ro2">
              <table:table-cell table:style-name="ce1">
                <text:p text:style-name="P1"><text:span text:style-name="T1">2</text:span></text:p>
              </table:table-cell>
              <table:table-cell table:style-name="ce2"/>
            </table:table-row>
          </table:table>
          <draw:image xlink:href="Pictures/TablePreview12.svm" xlink:type="simple" xlink:show="embed" xlink:actuate="onLoad"/>
        </draw:frame>
        <draw:line draw:style-name="gr1" draw:text-style-name="P2" draw:layer="layout" svg:x1="7.102cm" svg:y1="13.607cm" svg:x2="9.902cm" svg:y2="13.607cm">
          <text:p/>
        </draw:line>
        <draw:line draw:style-name="gr1" draw:text-style-name="P2" draw:layer="layout" svg:x1="12.802cm" svg:y1="13.607cm" svg:x2="15.602cm" svg:y2="13.607cm">
          <text:p/>
        </draw:line>
        <draw:line draw:style-name="gr1" draw:text-style-name="P2" draw:layer="layout" svg:x1="18.402cm" svg:y1="13.607cm" svg:x2="21.202cm" svg:y2="13.607cm">
          <text:p/>
        </draw:line>
        <draw:connector draw:style-name="gr3" draw:text-style-name="P1" draw:layer="layout" draw:line-skew="1.539cm" svg:x1="3.924cm" svg:y1="10.993cm" svg:x2="7.002cm" svg:y2="12.475cm" svg:d="M3924 10993h3078v1482" svg:viewBox="0 0 3079 1483">
          <text:p text:style-name="P3"><text:span text:style-name="T2">lista</text:span></text:p>
        </draw:connector>
        <draw:connector draw:style-name="gr2" draw:text-style-name="P3" draw:layer="layout" svg:x1="24.718cm" svg:y1="13.607cm" svg:x2="26.2cm" svg:y2="16.1cm" draw:start-shape="id3" svg:d="M24718 13607h992v2493h490" svg:viewBox="0 0 1483 2494">
          <text:p/>
        </draw:connector>
        <draw:frame draw:style-name="standard" xml:id="id4" draw:id="id4" draw:layer="layout" svg:width="3.439cm" svg:height="1.998cm" svg:x="21.379cm" svg:y="16.908cm">
          <table:table table:template-name="default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4</text:span></text:p>
              </table:table-cell>
              <table:table-cell table:style-name="ce2"/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3.441cm" svg:height="2cm" svg:x="15.662cm" svg:y="16.907cm">
          <table:table table:template-name="default">
            <table:table-column table:style-name="co3"/>
            <table:table-column table:style-name="co4"/>
            <table:table-row table:style-name="ro2">
              <table:table-cell table:style-name="ce1">
                <text:p text:style-name="P1"><text:span text:style-name="T1">3</text:span></text:p>
              </table:table-cell>
              <table:table-cell table:style-name="ce2"/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3.441cm" svg:height="2cm" svg:x="4.222cm" svg:y="16.907cm">
          <table:table table:template-name="default">
            <table:table-column table:style-name="co3"/>
            <table:table-column table:style-name="co4"/>
            <table:table-row table:style-name="ro2">
              <table:table-cell table:style-name="ce1">
                <text:p text:style-name="P1"><text:span text:style-name="T1">1</text:span></text:p>
              </table:table-cell>
              <table:table-cell table:style-name="ce2"/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3.441cm" svg:height="2cm" svg:x="9.942cm" svg:y="16.907cm">
          <table:table table:template-name="default">
            <table:table-column table:style-name="co3"/>
            <table:table-column table:style-name="co4"/>
            <table:table-row table:style-name="ro2">
              <table:table-cell table:style-name="ce1">
                <text:p text:style-name="P1"><text:span text:style-name="T1">2</text:span></text:p>
              </table:table-cell>
              <table:table-cell table:style-name="ce2"/>
            </table:table-row>
          </table:table>
          <draw:image xlink:href="Pictures/TablePreview16.svm" xlink:type="simple" xlink:show="embed" xlink:actuate="onLoad"/>
        </draw:frame>
        <draw:line draw:style-name="gr1" draw:text-style-name="P2" draw:layer="layout" svg:x1="7.202cm" svg:y1="17.907cm" svg:x2="10.002cm" svg:y2="17.907cm">
          <text:p/>
        </draw:line>
        <draw:line draw:style-name="gr1" draw:text-style-name="P2" draw:layer="layout" svg:x1="12.902cm" svg:y1="17.907cm" svg:x2="15.702cm" svg:y2="17.907cm">
          <text:p/>
        </draw:line>
        <draw:line draw:style-name="gr1" draw:text-style-name="P2" draw:layer="layout" svg:x1="18.502cm" svg:y1="17.907cm" svg:x2="21.302cm" svg:y2="17.907cm">
          <text:p/>
        </draw:line>
        <draw:connector draw:style-name="gr3" draw:text-style-name="P1" draw:layer="layout" draw:line-skew="1.539cm" svg:x1="4.024cm" svg:y1="15.293cm" svg:x2="7.102cm" svg:y2="16.775cm" svg:d="M4024 15293h3078v1482" svg:viewBox="0 0 3079 1483">
          <text:p text:style-name="P3"><text:span text:style-name="T2">lista</text:span></text:p>
        </draw:connector>
        <draw:connector draw:style-name="gr2" draw:text-style-name="P3" draw:layer="layout" svg:x1="24.818cm" svg:y1="17.907cm" svg:x2="26.3cm" svg:y2="20.4cm" draw:start-shape="id4" svg:d="M24818 17907h992v2493h490" svg:viewBox="0 0 1483 2494">
          <text:p/>
        </draw:connector>
        <draw:connector draw:style-name="gr3" draw:text-style-name="P4" draw:layer="layout" draw:line-skew="1.539cm" svg:x1="15.322cm" svg:y1="11.018cm" svg:x2="18.4cm" svg:y2="12.5cm" svg:d="M15322 11018h3078v1482" svg:viewBox="0 0 3079 1483">
          <text:p text:style-name="P3"><text:span text:style-name="T2">Lista</text:span></text:p>
          <text:p text:style-name="P3"><text:span text:style-name="T2">Exc</text:span></text:p>
        </draw:connector>
        <draw:connector draw:style-name="gr3" draw:text-style-name="P4" draw:layer="layout" draw:line-skew="1.539cm" svg:x1="21.222cm" svg:y1="15.3cm" svg:x2="24.3cm" svg:y2="16.782cm" svg:d="M21222 15300h3078v1482" svg:viewBox="0 0 3079 1483">
          <text:p text:style-name="P3"><text:span text:style-name="T2">Lista</text:span></text:p>
          <text:p text:style-name="P3"><text:span text:style-name="T2">Exc</text:span></text:p>
        </draw:connector>
        <draw:connector draw:style-name="gr3" draw:text-style-name="P4" draw:layer="layout" draw:line-skew="1.539cm" svg:x1="4.122cm" svg:y1="1.318cm" svg:x2="7.2cm" svg:y2="2.8cm" svg:d="M4122 1318h3078v1482" svg:viewBox="0 0 3079 1483">
          <text:p text:style-name="P3"><text:span text:style-name="T2">Lista</text:span></text:p>
          <text:p text:style-name="P3"><text:span text:style-name="T2">Exc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7T12:15:26.940579227</meta:creation-date>
    <meta:editing-duration>PT6M54S</meta:editing-duration>
    <meta:editing-cycles>3</meta:editing-cycles>
    <meta:generator>LibreOffice/5.1.6.2$Linux_X86_64 LibreOffice_project/10m0$Build-2</meta:generator>
    <dc:date>2018-04-07T18:22:01.778943370</dc:date>
    <meta:document-statistic meta:object-count="38"/>
  </office:meta>
</office:document-meta>
</file>